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2" number:language="en" number:country="US">
      <number:number number:decimal-places="2" number:min-integer-digits="1"/>
    </number:number-style>
    <style:style style:name="ce1" style:family="table-cell" style:parent-style-name="Default" style:data-style-name="N10036"/>
    <style:style style:name="ce2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3" style:family="table-cell" style:parent-style-name="Default" style:data-style-name="N20002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4" style:family="table-cell" style:parent-style-name="Default" style:data-style-name="N2000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Trust-D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252">
            <text:p>252.00</text:p>
          </table:table-cell>
          <table:table-cell table:style-name="ce2" table:formula="of:=RANDBETWEEN(0; 20)"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Statc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917">
            <text:p>917.00</text:p>
          </table:table-cell>
          <table:table-cell table:style-name="ce2" table:formula="of:=RANDBETWEEN(0; 20)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Konks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348">
            <text:p>348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Sancof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120">
            <text:p>120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Geo-Ity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341">
            <text:p>341.00</text:p>
          </table:table-cell>
          <table:table-cell table:style-name="ce2" table:formula="of:=RANDBETWEEN(0; 20)"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Tempphase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>
            <text:p>Juices</text:p>
          </table:table-cell>
          <table:table-cell table:style-name="ce3" table:formula="of:=RANDBETWEEN(10; 1000)" office:value-type="float" office:value="91">
            <text:p>91.00</text:p>
          </table:table-cell>
          <table:table-cell table:style-name="ce2" table:formula="of:=RANDBETWEEN(0; 20)"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Faxt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844">
            <text:p>844.00</text:p>
          </table:table-cell>
          <table:table-cell table:style-name="ce2" table:formula="of:=RANDBETWEEN(0; 20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K-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103">
            <text:p>103.00</text:p>
          </table:table-cell>
          <table:table-cell table:style-name="ce2" table:formula="of:=RANDBETWEEN(0; 20)"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Re Hattip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941">
            <text:p>941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Transtrax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386">
            <text:p>386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Sailjob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825">
            <text:p>825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Hot 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350">
            <text:p>350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Volt Fan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514">
            <text:p>514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Zaam War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442">
            <text:p>442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Saoplus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Bath Products">
            <text:p>Bath Products</text:p>
          </table:table-cell>
          <table:table-cell table:style-name="ce3" table:formula="of:=RANDBETWEEN(10; 1000)" office:value-type="float" office:value="517">
            <text:p>517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Bio Hotin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172">
            <text:p>172.00</text:p>
          </table:table-cell>
          <table:table-cell table:style-name="ce2" table:formula="of:=RANDBETWEEN(0; 20)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S--Tip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>
            <text:p>Juices</text:p>
          </table:table-cell>
          <table:table-cell table:style-name="ce3" table:formula="of:=RANDBETWEEN(10; 1000)" office:value-type="float" office:value="523">
            <text:p>523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Saltsoft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746">
            <text:p>746.00</text:p>
          </table:table-cell>
          <table:table-cell table:style-name="ce2" table:formula="of:=RANDBETWEEN(0; 20)"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Rankeco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140">
            <text:p>140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Zenron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311">
            <text:p>311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Pluswar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1000">
            <text:p>1000.00</text:p>
          </table:table-cell>
          <table:table-cell table:style-name="ce2" table:formula="of:=RANDBETWEEN(0; 20)"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Lam Zumtr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584">
            <text:p>584.00</text:p>
          </table:table-cell>
          <table:table-cell table:style-name="ce2" table:formula="of:=RANDBETWEEN(0; 20)" office:value-type="float" office:value="17">
            <text:p>17</text:p>
          </table:table-cell>
        </table:table-row>
        <table:table-row table:style-name="ro2">
          <table:table-cell table:style-name="ce1" office:value-type="string">
            <text:p>Bigwar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901">
            <text:p>901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Homel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249">
            <text:p>249.00</text:p>
          </table:table-cell>
          <table:table-cell table:style-name="ce2" table:formula="of:=RANDBETWEEN(0; 20)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Fresh Stro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77">
            <text:p>77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Flexk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742">
            <text:p>742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Lightin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398">
            <text:p>398.00</text:p>
          </table:table-cell>
          <table:table-cell table:style-name="ce2" table:formula="of:=RANDBETWEEN(0; 20)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Biostro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260">
            <text:p>260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Kin Sillu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125">
            <text:p>125.00</text:p>
          </table:table-cell>
          <table:table-cell table:style-name="ce2" table:formula="of:=RANDBETWEEN(0; 2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Groovejob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27">
            <text:p>27.00</text:p>
          </table:table-cell>
          <table:table-cell table:style-name="ce2" table:formula="of:=RANDBETWEEN(0; 20)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Vaia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684">
            <text:p>684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Apcantech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538">
            <text:p>538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Tough Statla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831">
            <text:p>831.00</text:p>
          </table:table-cell>
          <table:table-cell table:style-name="ce2" table:formula="of:=RANDBETWEEN(0; 20)"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Ran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Bath Products">
            <text:p>Bath Products</text:p>
          </table:table-cell>
          <table:table-cell table:style-name="ce3" table:formula="of:=RANDBETWEEN(10; 1000)" office:value-type="float" office:value="383">
            <text:p>383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Keydand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375">
            <text:p>375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1">
          <table:table-cell table:style-name="ce1" office:value-type="string">
            <text:p>Tamp-T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323">
            <text:p>323.00</text:p>
          </table:table-cell>
          <table:table-cell table:style-name="ce2" table:formula="of:=RANDBETWEEN(0; 20)"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Zoomba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207">
            <text:p>207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Spanplus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509">
            <text:p>509.00</text:p>
          </table:table-cell>
          <table:table-cell table:style-name="ce2" table:formula="of:=RANDBETWEEN(0; 20)"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Jay Keyd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827">
            <text:p>827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Jobcof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697">
            <text:p>697.00</text:p>
          </table:table-cell>
          <table:table-cell table:style-name="ce2" table:formula="of:=RANDBETWEEN(0; 20)"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Grooveity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41">
            <text:p>41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Techeco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415">
            <text:p>415.00</text:p>
          </table:table-cell>
          <table:table-cell table:style-name="ce2" table:formula="of:=RANDBETWEEN(0; 20)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Zerd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971">
            <text:p>971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Overlight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Dental Care">
            <text:p>Dental Care</text:p>
          </table:table-cell>
          <table:table-cell table:style-name="ce3" table:formula="of:=RANDBETWEEN(10; 1000)" office:value-type="float" office:value="295">
            <text:p>295.00</text:p>
          </table:table-cell>
          <table:table-cell table:style-name="ce2" table:formula="of:=RANDBETWEEN(0; 20)"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Geol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678">
            <text:p>678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Fase Jaylu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229">
            <text:p>229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Alphagohold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Dental Care">
            <text:p>Dental Care</text:p>
          </table:table-cell>
          <table:table-cell table:style-name="ce3" table:formula="of:=RANDBETWEEN(10; 1000)" office:value-type="float" office:value="496">
            <text:p>496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Canlatplus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881">
            <text:p>881.00</text:p>
          </table:table-cell>
          <table:table-cell table:style-name="ce2" table:formula="of:=RANDBETWEEN(0; 20)"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Strongfind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533">
            <text:p>533.00</text:p>
          </table:table-cell>
          <table:table-cell table:style-name="ce2" table:formula="of:=RANDBETWEEN(0; 20)"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Hattip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704">
            <text:p>704.00</text:p>
          </table:table-cell>
          <table:table-cell table:style-name="ce2" table:formula="of:=RANDBETWEEN(0; 20)"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Opestr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508">
            <text:p>508.00</text:p>
          </table:table-cell>
          <table:table-cell table:style-name="ce2" table:formula="of:=RANDBETWEEN(0; 20)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Nimd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639">
            <text:p>639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Singtough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472">
            <text:p>472.00</text:p>
          </table:table-cell>
          <table:table-cell table:style-name="ce2" table:formula="of:=RANDBETWEEN(0; 20)" office:value-type="float" office:value="17">
            <text:p>17</text:p>
          </table:table-cell>
        </table:table-row>
        <table:table-row table:style-name="ro1">
          <table:table-cell table:style-name="ce1" office:value-type="string">
            <text:p>Kan Str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852">
            <text:p>852.00</text:p>
          </table:table-cell>
          <table:table-cell table:style-name="ce2" table:formula="of:=RANDBETWEEN(0; 20)"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Zerwar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869">
            <text:p>869.00</text:p>
          </table:table-cell>
          <table:table-cell table:style-name="ce2" table:formula="of:=RANDBETWEEN(0; 20)" office:value-type="float" office:value="19">
            <text:p>19</text:p>
          </table:table-cell>
        </table:table-row>
        <table:table-row table:style-name="ro2">
          <table:table-cell table:style-name="ce1" office:value-type="string">
            <text:p>Danity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>
            <text:p>Juices</text:p>
          </table:table-cell>
          <table:table-cell table:style-name="ce3" table:formula="of:=RANDBETWEEN(10; 1000)" office:value-type="float" office:value="334">
            <text:p>334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Bam-S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721">
            <text:p>721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Unisantech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941">
            <text:p>941.00</text:p>
          </table:table-cell>
          <table:table-cell table:style-name="ce2" table:formula="of:=RANDBETWEEN(0; 20)"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Ontofind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436">
            <text:p>436.00</text:p>
          </table:table-cell>
          <table:table-cell table:style-name="ce2" table:formula="of:=RANDBETWEEN(0; 20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Refan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850">
            <text:p>850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tip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230">
            <text:p>230.00</text:p>
          </table:table-cell>
          <table:table-cell table:style-name="ce2" table:formula="of:=RANDBETWEEN(0; 20)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Eco Nimtouch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354">
            <text:p>354.00</text:p>
          </table:table-cell>
          <table:table-cell table:style-name="ce2" table:formula="of:=RANDBETWEEN(0; 20)" office:value-type="float" office:value="17">
            <text:p>17</text:p>
          </table:table-cell>
        </table:table-row>
        <table:table-row table:style-name="ro2">
          <table:table-cell table:style-name="ce1" office:value-type="string">
            <text:p>Alphafl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54">
            <text:p>54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Funtoit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496">
            <text:p>496.00</text:p>
          </table:table-cell>
          <table:table-cell table:style-name="ce2" table:formula="of:=RANDBETWEEN(0; 20)"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Stim Tone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230">
            <text:p>230.00</text:p>
          </table:table-cell>
          <table:table-cell table:style-name="ce2" table:formula="of:=RANDBETWEEN(0; 20)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Key Solostock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992">
            <text:p>992.00</text:p>
          </table:table-cell>
          <table:table-cell table:style-name="ce2" table:formula="of:=RANDBETWEEN(0; 20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Singlezumjob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>
            <text:p>Juices</text:p>
          </table:table-cell>
          <table:table-cell table:style-name="ce3" table:formula="of:=RANDBETWEEN(10; 1000)" office:value-type="float" office:value="59">
            <text:p>59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Nimtone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79">
            <text:p>79.00</text:p>
          </table:table-cell>
          <table:table-cell table:style-name="ce2" table:formula="of:=RANDBETWEEN(0; 20)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Xxx-ta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101">
            <text:p>101.00</text:p>
          </table:table-cell>
          <table:table-cell table:style-name="ce2" table:formula="of:=RANDBETWEEN(0; 20)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Trippleovetough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831">
            <text:p>831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Sand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377">
            <text:p>377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Strongis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463">
            <text:p>463.00</text:p>
          </table:table-cell>
          <table:table-cell table:style-name="ce2" table:formula="of:=RANDBETWEEN(0; 20)"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Stockd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Bath Products">
            <text:p>Bath Products</text:p>
          </table:table-cell>
          <table:table-cell table:style-name="ce3" table:formula="of:=RANDBETWEEN(10; 1000)" office:value-type="float" office:value="143">
            <text:p>143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1">
          <table:table-cell table:style-name="ce1" office:value-type="string">
            <text:p>Salt Sanity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226">
            <text:p>226.00</text:p>
          </table:table-cell>
          <table:table-cell table:style-name="ce2" table:formula="of:=RANDBETWEEN(0; 20)"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Zathzimis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353">
            <text:p>353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Light-D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299">
            <text:p>299.00</text:p>
          </table:table-cell>
          <table:table-cell table:style-name="ce2" table:formula="of:=RANDBETWEEN(0; 20)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New D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746">
            <text:p>746.00</text:p>
          </table:table-cell>
          <table:table-cell table:style-name="ce2" table:formula="of:=RANDBETWEEN(0; 20)"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Tempphase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191">
            <text:p>191.00</text:p>
          </table:table-cell>
          <table:table-cell table:style-name="ce2" table:formula="of:=RANDBETWEEN(0; 20)"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Flexstock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525">
            <text:p>525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Freshn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563">
            <text:p>563.00</text:p>
          </table:table-cell>
          <table:table-cell table:style-name="ce2" table:formula="of:=RANDBETWEEN(0; 20)"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Zencom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209">
            <text:p>209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K--F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>
            <text:p>Juices</text:p>
          </table:table-cell>
          <table:table-cell table:style-name="ce3" table:formula="of:=RANDBETWEEN(10; 1000)" office:value-type="float" office:value="455">
            <text:p>455.00</text:p>
          </table:table-cell>
          <table:table-cell table:style-name="ce2" table:formula="of:=RANDBETWEEN(0; 20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Tipstring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84">
            <text:p>84.00</text:p>
          </table:table-cell>
          <table:table-cell table:style-name="ce2" table:formula="of:=RANDBETWEEN(0; 20)"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Sumzap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334">
            <text:p>334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Strongfl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348">
            <text:p>348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Zote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243">
            <text:p>243.00</text:p>
          </table:table-cell>
          <table:table-cell table:style-name="ce2" table:formula="of:=RANDBETWEEN(0; 2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oundit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130">
            <text:p>130.00</text:p>
          </table:table-cell>
          <table:table-cell table:style-name="ce2" table:formula="of:=RANDBETWEEN(0; 20)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Namn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Dental Care">
            <text:p>Dental Care</text:p>
          </table:table-cell>
          <table:table-cell table:style-name="ce3" table:formula="of:=RANDBETWEEN(10; 1000)" office:value-type="float" office:value="351">
            <text:p>351.00</text:p>
          </table:table-cell>
          <table:table-cell table:style-name="ce2" table:formula="of:=RANDBETWEEN(0; 20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Zon Kayfresh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90">
            <text:p>90.00</text:p>
          </table:table-cell>
          <table:table-cell table:style-name="ce2" table:formula="of:=RANDBETWEEN(0; 20)"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Strong Ozejob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Health &amp; Medicine">
            <text:p>Health &amp; Medicine</text:p>
          </table:table-cell>
          <table:table-cell table:style-name="ce3" table:formula="of:=RANDBETWEEN(10; 1000)" office:value-type="float" office:value="188">
            <text:p>188.00</text:p>
          </table:table-cell>
          <table:table-cell table:style-name="ce2" table:formula="of:=RANDBETWEEN(0; 20)"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Jayk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>
            <text:p>Water</text:p>
          </table:table-cell>
          <table:table-cell table:style-name="ce3" table:formula="of:=RANDBETWEEN(10; 1000)" office:value-type="float" office:value="745">
            <text:p>745.00</text:p>
          </table:table-cell>
          <table:table-cell table:style-name="ce2" table:formula="of:=RANDBETWEEN(0; 2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ankn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828">
            <text:p>828.00</text:p>
          </table:table-cell>
          <table:table-cell table:style-name="ce2" table:formula="of:=RANDBETWEEN(0; 20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Superhome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>
            <text:p>Cakes</text:p>
          </table:table-cell>
          <table:table-cell table:style-name="ce3" table:formula="of:=RANDBETWEEN(10; 1000)" office:value-type="float" office:value="731">
            <text:p>731.00</text:p>
          </table:table-cell>
          <table:table-cell table:style-name="ce2" table:formula="of:=RANDBETWEEN(0; 20)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Geo Plus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Bath Products">
            <text:p>Bath Products</text:p>
          </table:table-cell>
          <table:table-cell table:style-name="ce3" table:formula="of:=RANDBETWEEN(10; 1000)" office:value-type="float" office:value="645">
            <text:p>645.00</text:p>
          </table:table-cell>
          <table:table-cell table:style-name="ce2" table:formula="of:=RANDBETWEEN(0; 20)"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Treeit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Tea &amp; Coffee">
            <text:p>Tea &amp; Coffee</text:p>
          </table:table-cell>
          <table:table-cell table:style-name="ce3" table:formula="of:=RANDBETWEEN(10; 1000)" office:value-type="float" office:value="449">
            <text:p>449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Zam-La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ndy">
            <text:p>Candy</text:p>
          </table:table-cell>
          <table:table-cell table:style-name="ce3" table:formula="of:=RANDBETWEEN(10; 1000)" office:value-type="float" office:value="298">
            <text:p>298.00</text:p>
          </table:table-cell>
          <table:table-cell table:style-name="ce2" table:formula="of:=RANDBETWEEN(0; 20)"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Quad Fink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195">
            <text:p>195.00</text:p>
          </table:table-cell>
          <table:table-cell table:style-name="ce2" table:formula="of:=RANDBETWEEN(0; 20)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Zaam Runni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>
            <text:p>Juices</text:p>
          </table:table-cell>
          <table:table-cell table:style-name="ce3" table:formula="of:=RANDBETWEEN(10; 1000)" office:value-type="float" office:value="994">
            <text:p>994.00</text:p>
          </table:table-cell>
          <table:table-cell table:style-name="ce2" table:formula="of:=RANDBETWEEN(0; 20)" office:value-type="float" office:value="18">
            <text:p>18</text:p>
          </table:table-cell>
        </table:table-row>
        <table:table-row table:style-name="ro2">
          <table:table-cell table:style-name="ce1" office:value-type="string">
            <text:p>Danta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Snacks">
            <text:p>Snacks</text:p>
          </table:table-cell>
          <table:table-cell table:style-name="ce3" table:formula="of:=RANDBETWEEN(10; 1000)" office:value-type="float" office:value="719">
            <text:p>719.00</text:p>
          </table:table-cell>
          <table:table-cell table:style-name="ce2" table:formula="of:=RANDBETWEEN(0; 20)"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Voldox</text:p>
          </table:table-cell>
          <table:table-cell table:style-name="ce2"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Air Fresheners">
            <text:p>Air Fresheners</text:p>
          </table:table-cell>
          <table:table-cell table:style-name="ce3" table:formula="of:=RANDBETWEEN(10; 1000)" office:value-type="float" office:value="639">
            <text:p>639.00</text:p>
          </table:table-cell>
          <table:table-cell table:style-name="ce2" table:formula="of:=RANDBETWEEN(0; 20)" office:value-type="float" office:value="5">
            <text:p>5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.00.0000</text:date>, <text:time style:data-style-name="N2" text:time-value="0000-00-00T14:43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3-26T14:44:16</dc:date>
    <dc:creator>Alexander Myasnov</dc:creator>
    <meta:editing-duration>PT59M38S</meta:editing-duration>
    <meta:editing-cycles>8</meta:editing-cycles>
    <meta:generator>LibreOffice/4.0.4.2$MacOSX_x86 LibreOffice_project/9e9821abd0ffdbc09cd8c52eaa574fa09eb08f2</meta:generator>
    <meta:document-statistic meta:table-count="1" meta:cell-count="400" meta:object-count="0"/>
  </office:meta>
</office:document-meta>
</file>